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CR" style:font-style-asian="normal" style:font-weight-asian="normal" style:font-name-complex="Ari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size-asian="10.5pt" style:font-style-asian="normal" style:font-weight-asian="normal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CR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svg:stroke-width="0.05cm" draw:marker-start-width="0.275cm" draw:marker-end="Puntas_20_de_20_flecha_20_1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0.862cm" svg:y1="0.643cm" svg:x2="11.501cm" svg:y2="1.276cm">
            <text:p/>
          </draw:line>
          <draw:line draw:z-index="1" draw:style-name="gr1" draw:text-style-name="P1" svg:x1="6.855cm" svg:y1="1.717cm" svg:x2="7.494cm" svg:y2="2.35cm">
            <text:p/>
          </draw:line>
          <draw:line draw:z-index="2" draw:style-name="gr1" draw:text-style-name="P1" svg:x1="11.612cm" svg:y1="1.628cm" svg:x2="15.605cm" svg:y2="2.506cm">
            <text:p/>
          </draw:line>
          <draw:line draw:z-index="3" draw:style-name="gr1" draw:text-style-name="P1" svg:x1="12.262cm" svg:y1="0.72cm" svg:x2="17.051cm" svg:y2="2.027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fmul <text:s/>f1, f2, f3</text:p>
          </table:table-cell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M5</text:p>
          </table:table-cell>
          <table:table-cell table:style-name="ce8" office:value-type="string" calcext:value-type="string">
            <text:p>M6</text:p>
          </table:table-cell>
          <table:table-cell table:style-name="ce8" office:value-type="string" calcext:value-type="string">
            <text:p>M7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 table:number-columns-repeated="5"/>
          <table:table-cell office:value-type="string" calcext:value-type="string">
            <text:p>marca un 1 en la tabla para f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fsub <text:s/>f4, f5, f1</text:p>
          </table:table-cell>
          <table:table-cell table:style-name="ce8"/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number-columns-repeated="6" table:style-name="ce19" office:value-type="string" calcext:value-type="string">
            <text:p>A1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/>
          <table:table-cell office:value-type="string" calcext:value-type="string">
            <text:p>marca un 1 en la tabla para f4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fadd <text:s/>f1, f6, f7</text:p>
          </table:table-cell>
          <table:table-cell table:style-name="ce8" table:number-columns-repeated="2"/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19" table:number-columns-repeated="5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<text:s text:c="7"/>cuando finaliza, se verifica si en registros temporal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omo hay un 1 en la tabla para f1,</text:p>
          </table:table-cell>
          <table:table-cell table:number-columns-repeated="11"/>
          <table:table-cell office:value-type="string" calcext:value-type="string">
            <text:p><text:s text:c="7"/>se cambia f1 por alguna instrucción posterior.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ntonces el registro destino pasa a ser</text:p>
          </table:table-cell>
          <table:table-cell table:number-columns-repeated="10"/>
          <table:table-cell office:value-type="string" calcext:value-type="string">
            <text:p>Hace WB en ft1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t1 (registro temporal). Este registro temporal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pasa a ser “ocupado”.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table:style-name="ce20"/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3" table:number-rows-repeated="2">
          <table:table-cell/>
          <table:table-cell table:style-name="ce7"/>
          <table:table-cell table:number-columns-repeated="21"/>
        </table:table-row>
        <table:table-row table:style-name="ro3">
          <table:table-cell/>
          <table:table-cell table:style-name="ce7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  <draw:marker draw:name="Puntas_20_de_20_flecha_20_1" draw:display-name="Puntas de flecha 1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00:17:16.232910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0:11:02.978918206</meta:creation-date>
    <dc:date>2020-10-05T00:31:53.150573706</dc:date>
    <meta:editing-duration>PT35M19S</meta:editing-duration>
    <meta:editing-cycles>3</meta:editing-cycles>
    <meta:generator>LibreOffice/6.4.6.2$Linux_X86_64 LibreOffice_project/40$Build-2</meta:generator>
    <meta:document-statistic meta:table-count="1" meta:cell-count="61" meta:object-count="4"/>
  </office:meta>
</office:document-meta>
</file>